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size="12pt" officeooo:rsid="000f6c1f" officeooo:paragraph-rsid="0010d4ff" style:font-size-asian="10.5pt" style:font-size-complex="12pt"/>
    </style:style>
    <style:style style:name="P2" style:family="paragraph" style:parent-style-name="Text_20_body">
      <style:text-properties fo:font-size="12pt" officeooo:rsid="0010d4ff" officeooo:paragraph-rsid="0010d4ff" style:font-size-asian="10.5pt" style:font-size-complex="12pt"/>
    </style:style>
    <style:style style:name="P3" style:family="paragraph" style:parent-style-name="Text_20_body">
      <style:text-properties fo:font-size="12pt" officeooo:rsid="00123954" officeooo:paragraph-rsid="00123954" style:font-size-asian="10.5pt" style:font-size-complex="12pt"/>
    </style:style>
    <style:style style:name="P4" style:family="paragraph" style:parent-style-name="Text_20_body">
      <style:text-properties fo:font-size="12pt" officeooo:paragraph-rsid="00123954" style:font-size-asian="10.5pt" style:font-size-complex="12pt"/>
    </style:style>
    <style:style style:name="P5" style:family="paragraph" style:parent-style-name="Title">
      <style:text-properties fo:font-size="20pt" officeooo:rsid="000d98e8" officeooo:paragraph-rsid="000d98e8" style:font-size-asian="20pt" style:font-size-complex="20pt"/>
    </style:style>
    <style:style style:name="P6" style:family="paragraph" style:parent-style-name="Heading_20_1">
      <style:text-properties fo:font-size="14pt" officeooo:rsid="000d98e8" officeooo:paragraph-rsid="000d98e8" style:font-size-asian="12.25pt" style:font-size-complex="14pt"/>
    </style:style>
    <style:style style:name="P7" style:family="paragraph" style:parent-style-name="Heading_20_1">
      <style:text-properties fo:font-size="14pt" officeooo:rsid="00123954" officeooo:paragraph-rsid="00123954" style:font-size-asian="12.25pt" style:font-size-complex="14pt"/>
    </style:style>
    <style:style style:name="P8" style:family="paragraph" style:parent-style-name="Heading_20_1">
      <style:text-properties officeooo:rsid="000d98e8" officeooo:paragraph-rsid="000d98e8"/>
    </style:style>
    <style:style style:name="P9" style:family="paragraph" style:parent-style-name="Heading_20_3">
      <style:text-properties officeooo:rsid="000d98e8" officeooo:paragraph-rsid="000d98e8"/>
    </style:style>
    <style:style style:name="T1" style:family="text">
      <style:text-properties fo:font-size="14pt" style:font-size-asian="12.25pt" style:font-size-complex="14pt"/>
    </style:style>
    <style:style style:name="T2" style:family="text">
      <style:text-properties fo:font-size="14pt" officeooo:rsid="000d98e8" style:font-size-asian="12.25pt" style:font-size-complex="14pt"/>
    </style:style>
    <style:style style:name="T3" style:family="text">
      <style:text-properties fo:font-size="14pt" officeooo:rsid="00123954" style:font-size-asian="12.25pt" style:font-size-complex="14pt"/>
    </style:style>
    <style:style style:name="T4" style:family="text">
      <style:text-properties officeooo:rsid="0010d4ff"/>
    </style:style>
    <style:style style:name="T5" style:family="text">
      <style:text-properties officeooo:rsid="00113b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lasgow University REDEUCE</text:p>
      <text:h text:style-name="P6" text:outline-level="1">Significance of the DEUCE</text:h>
      <text:p text:style-name="P1">In the mid 1950s, the company English Electric introduced the DEUCE computer, a commercially available version of the Pilot ACE, which was based on Alan Turing's original Automatic Computing Engine. Between 1955 and 1964, 31 DEUCE machines were sold around the world. Mostly used by Universities in the UK, <text:span text:style-name="T4">the DEUCE was one of the first big steps towards the use of high speed computing in research. </text:span></text:p>
      <text:p text:style-name="P1"><text:span text:style-name="T4">Alan Turing's vision had a great emphasis on the speed at which calculations could be done. Due to the DEUCE being modelled after Turing's original ideas, the DEUCE ran programs in a way that made it the fastest commercial computer available for many decades after it was first released. </text:span></text:p>
      <text:h text:style-name="P6" text:outline-level="1">History of the DEUCE at the University of Glasgow</text:h>
      <text:p text:style-name="P2">The English Electric DEUCE was the University of Glasgow's very first computer, installed in the Chemistry building in 1959, on the condition that other universities and industries would be allowed to use it for research purposes as well. For the new few years, Universities all over Scotland, mainly Chemistry departments, would use the DEUCE to cut down significantly on time spent on calculations, increasing the overall productivity of research by impressive margins. <text:span text:style-name="T5">The University's DEUCE was eventually replaced by the KDF-9, installed in March 1964. <text:s/></text:span></text:p>
      <text:h text:style-name="P8" text:outline-level="1"><text:span text:style-name="T1">How Our Model Compares</text:span></text:h>
      <text:h text:style-name="Heading_20_3" text:outline-level="3"><text:span text:style-name="T2">D</text:span><text:span text:style-name="T1">isplay</text:span></text:h>
      <text:p text:style-name="P3">The original DEUCE had 2 CRT displays, one displaying the contents of a selected Delay Line, the other display the contents of the Single, Quadruple, and Double Register stores. </text:p>
      <text:p text:style-name="P3">Our model has the same arrangement for the display, but doesn't use CRT tubes, instead just opting for a (tablet?) with the memory contents displayed in a similar fashion to the original.</text:p>
      <text:h text:style-name="P9" text:outline-level="3"><text:span text:style-name="T1">Materials</text:span></text:h>
      <text:p text:style-name="P3">The DEUCE's memory was made of Mercury Delay Lines, and a large magnetic store drum to hold extra words. </text:p>
      <text:p text:style-name="P3">Our model instead just emulates memory and the processor through a Raspberry Pi, encased inside of our Console and displaying the outputs on the Console lights as well as the Display screen.</text:p>
      <text:h text:style-name="P9" text:outline-level="3"><text:span text:style-name="T1">Functionality</text:span></text:h>
      <text:p text:style-name="P3">The REDEUCE, as it is now, does not have some of the functionality of the original machine. Storage in the Magnetic Drum has no corresponding emulation, and some functions such as the Multiplier/Divider units were not implemented during the project. The REDEUCE can, and does, read in programs written in (historically accurate?) DEUCE machine language, given that the program uses mostly basic arithmetic and memory transfers. </text:p>
      <text:h text:style-name="P8" text:outline-level="1"><text:soft-page-break/><text:span text:style-name="T1">Interacting With the Model</text:span></text:h>
      <text:p text:style-name="P3">The REDEUCE works by getting an example program read into the machine, pressing the “Initial Input” key so the program gets stored into memory, and then the program can be stepped through at the control of the user by using the console. As the program progresses, the user should be able to see changes happening on the display. The User can also set up “Request Stops” by setting the NIS, Source, and Destination words on the Console, so that the program stops when certain instructions are reached. </text:p>
      <text:h text:style-name="P7" text:outline-level="1">Read More</text:h>
      <text:p text:style-name="P3">More about the DEUCE, including manuals for both the use of and programming for the machine can be found here:</text:p>
      <text:p text:style-name="P4"><text:a xlink:type="simple" xlink:href="http://users.tpg.com.au/eedeuce/" text:style-name="Internet_20_link" text:visited-style-name="Visited_20_Internet_20_Link">http://users.tpg.com.au/eedeuc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ig Renvall</meta:initial-creator>
    <meta:creation-date>2016-08-12T12:04:25.512813951</meta:creation-date>
    <dc:date>2016-08-12T14:39:37.334140815</dc:date>
    <dc:creator>Stig Renvall</dc:creator>
    <meta:editing-duration>PT6S</meta:editing-duration>
    <meta:editing-cycles>1</meta:editing-cycles>
    <meta:document-statistic meta:table-count="0" meta:image-count="0" meta:object-count="0" meta:page-count="2" meta:paragraph-count="20" meta:word-count="516" meta:character-count="3165" meta:non-whitespace-character-count="2661"/>
    <meta:generator>LibreOffice/4.3.7.2$Linux_X86_64 LibreOffice_project/430$Build-2</meta:generator>
  </office:meta>
</office:document-meta>
</file>